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style-name="a0" draw:transform="translate(-5.17894in -2.97949in) rotate(-1.5708) translate(5.17894in 2.97949in)" draw:name="Image 1" text:anchor-type="as-char" svg:width="10.35789in" svg:height="5.9589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duflot</meta:initial-creator>
    <dc:creator>quentin duflot</dc:creator>
    <meta:creation-date>2019-04-22T16:53:00Z</meta:creation-date>
    <dc:date>2019-04-22T16:54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